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__COL1__</text:p>
          </table:table-cell>
          <table:table-cell table:style-name="Tableau1.B1" office:value-type="string">
            <text:p text:style-name="P2">__COL2__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text:a xlink:type="simple" xlink:href="relatorio://for%20each=%22row%20in%20o.rows%22" text:style-name="Internet_20_link" text:visited-style-name="Visited_20_Internet_20_Link"> 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/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__COL1__</text:p>
          </table:table-cell>
          <table:table-cell table:style-name="Tableau2.B1" office:value-type="string">
            <text:p text:style-name="P2">__COL2__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text:a xlink:type="simple" xlink:href="relatorio://for%20each=%22row%20in%20o.answers%22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14M9S</meta:editing-duration>
    <meta:editing-cycles>8</meta:editing-cycles>
    <meta:generator>LibreOffice/6.3.6.2$Linux_X86_64 LibreOffice_project/30$Build-2</meta:generator>
    <meta:initial-creator>memini
        </meta:initial-creator>
    <dc:date>2020-06-26T15:53:49.053834428</dc:date>
    <dc:creator>nico </dc:creator>
    <meta:document-statistic meta:table-count="2" meta:image-count="0" meta:object-count="0" meta:page-count="2" meta:paragraph-count="12" meta:word-count="18" meta:character-count="131" meta:non-whitespace-character-count="119"/>
    <meta:template xlink:type="simple" xlink:actuate="onRequest" xlink:title="default" xlink:href="../../../../../../.config/libreoffice/4/user/template/default1.ott" meta:date="2019-07-21T09:39:38.166822890"/>
  </office:meta>
</office:document-meta>
</file>